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19" calcext:value-type="date">
            <text:p>19/oct</text:p>
          </table:table-cell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5-10-19" calcext:value-type="date">
            <text:p>19/oct</text:p>
          </table:table-cell>
          <table:table-cell office:value-type="date" office:date-value="2025-10-20" calcext:value-type="date">
            <text:p>20/oct</text:p>
          </table:table-cell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5-10-20" calcext:value-type="date">
            <text:p>20/oct</text:p>
          </table:table-cell>
          <table:table-cell office:value-type="date" office:date-value="2025-10-21" calcext:value-type="date">
            <text:p>21/oct</text:p>
          </table:table-cell>
          <table:table-cell table:number-columns-repeated="3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10-21" calcext:value-type="date">
            <text:p>21/oct</text:p>
          </table:table-cell>
          <table:table-cell office:value-type="date" office:date-value="2025-10-22" calcext:value-type="date">
            <text:p>22/oct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10-22" calcext:value-type="date">
            <text:p>22/oct</text:p>
          </table:table-cell>
          <table:table-cell office:value-type="date" office:date-value="2025-10-23" calcext:value-type="date">
            <text:p>23/oct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32"/>
        </table:table-row>
        <table:table-row table:style-name="ro2">
          <table:table-cell table:style-name="Default" table:number-columns-repeated="3"/>
          <table:table-cell table:number-columns-repeated="32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0-17T19:51:39.258000000</dc:date>
    <meta:editing-duration>PT9M34S</meta:editing-duration>
    <meta:editing-cycles>1</meta:editing-cycles>
    <meta:document-statistic meta:table-count="1" meta:cell-count="74" meta:object-count="0"/>
    <meta:generator>LibreOffice/6.4.6.2$Windows_X86_64 LibreOffice_project/0ce51a4fd21bff07a5c061082cc82c5ed232f115</meta:generator>
  </office:meta>
</office:document-meta>
</file>